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ucida Console" svg:font-family="Lucida Console" style:font-family-generic="modern" style:font-pitch="fixed" svg:panose-1="2 11 6 9 4 5 4 2 2 4"/>
    <style:font-face style:name="Consolas" svg:font-family="Consolas" style:font-family-generic="modern" style:font-pitch="fixed" svg:panose-1="2 11 6 9 2 2 4 3 2 4"/>
  </office:font-face-decls>
  <office:automatic-styles>
    <style:style style:name="P1" style:parent-style-name="Heading1" style:master-page-name="MP0" style:family="paragraph">
      <style:paragraph-properties fo:break-before="page"/>
    </style:style>
    <style:style style:name="TableColumn3" style:family="table-column">
      <style:table-column-properties style:column-width="2.0868in"/>
    </style:style>
    <style:style style:name="TableColumn4" style:family="table-column">
      <style:table-column-properties style:column-width="2.0868in"/>
    </style:style>
    <style:style style:name="TableColumn5" style:family="table-column">
      <style:table-column-properties style:column-width="2.0875in"/>
    </style:style>
    <style:style style:name="Table2" style:family="table">
      <style:table-properties style:width="6.2611in" fo:margin-left="0in" table:align="center"/>
    </style:style>
    <style:style style:name="TableRow6" style:family="table-row">
      <style:table-row-properties/>
    </style:style>
    <style:style style:name="TableCell7" style:family="table-cell">
      <style:table-cell-properties fo:border="0.0069in solid #000000" style:writing-mode="lr-tb" style:vertical-align="middle" fo:padding-top="0in" fo:padding-left="0.075in" fo:padding-bottom="0in" fo:padding-right="0.075in"/>
    </style:style>
    <style:style style:name="P8" style:parent-style-name="Normal" style:family="paragraph">
      <style:paragraph-properties fo:text-align="center" fo:margin-bottom="0in" fo:line-height="100%"/>
    </style:style>
    <style:style style:name="TableCell9" style:family="table-cell">
      <style:table-cell-properties fo:border="0.0069in solid #000000" style:writing-mode="lr-tb" style:vertical-align="middle" fo:padding-top="0in" fo:padding-left="0.075in" fo:padding-bottom="0in" fo:padding-right="0.075in"/>
    </style:style>
    <style:style style:name="P10" style:parent-style-name="Normal" style:family="paragraph">
      <style:paragraph-properties fo:text-align="center" fo:margin-bottom="0in" fo:line-height="100%"/>
    </style:style>
    <style:style style:name="TableCell11" style:family="table-cell">
      <style:table-cell-properties fo:border="0.0069in solid #000000" style:writing-mode="lr-tb" style:vertical-align="middle" fo:padding-top="0in" fo:padding-left="0.075in" fo:padding-bottom="0in" fo:padding-right="0.075in"/>
    </style:style>
    <style:style style:name="P12" style:parent-style-name="Normal" style:family="paragraph">
      <style:paragraph-properties fo:text-align="center" fo:margin-bottom="0in" fo:line-height="100%"/>
    </style:style>
    <style:style style:name="TableRow13" style:family="table-row">
      <style:table-row-properties/>
    </style:style>
    <style:style style:name="TableCell14" style:family="table-cell">
      <style:table-cell-properties fo:border="0.0069in solid #000000" fo:background-color="#FF0000" style:writing-mode="lr-tb" style:vertical-align="middle" fo:padding-top="0in" fo:padding-left="0.075in" fo:padding-bottom="0in" fo:padding-right="0.075in"/>
    </style:style>
    <style:style style:name="P15" style:parent-style-name="Normal" style:family="paragraph">
      <style:paragraph-properties fo:text-align="center" fo:margin-bottom="0in" fo:line-height="100%"/>
    </style:style>
    <style:style style:name="TableCell16" style:family="table-cell">
      <style:table-cell-properties fo:border="0.0069in solid #000000" fo:background-color="#C5E0B3" style:writing-mode="lr-tb" style:vertical-align="middle" fo:padding-top="0in" fo:padding-left="0.075in" fo:padding-bottom="0in" fo:padding-right="0.075in"/>
    </style:style>
    <style:style style:name="P17" style:parent-style-name="Normal" style:family="paragraph">
      <style:paragraph-properties fo:text-align="center" fo:margin-bottom="0in" fo:line-height="100%"/>
    </style:style>
    <style:style style:name="TableCell18" style:family="table-cell">
      <style:table-cell-properties fo:border="0.0069in solid #000000" style:writing-mode="lr-tb" style:vertical-align="middle" fo:padding-top="0in" fo:padding-left="0.075in" fo:padding-bottom="0in" fo:padding-right="0.075in"/>
    </style:style>
    <style:style style:name="P19" style:parent-style-name="Normal" style:family="paragraph">
      <style:paragraph-properties fo:text-align="center" fo:margin-bottom="0in" fo:line-height="100%"/>
    </style:style>
    <style:style style:name="TableRow20" style:family="table-row">
      <style:table-row-properties/>
    </style:style>
    <style:style style:name="TableCell21" style:family="table-cell">
      <style:table-cell-properties fo:border="0.0069in solid #000000" fo:background-color="#FF0000" style:writing-mode="lr-tb" style:vertical-align="middle" fo:padding-top="0in" fo:padding-left="0.075in" fo:padding-bottom="0in" fo:padding-right="0.075in"/>
    </style:style>
    <style:style style:name="P22" style:parent-style-name="Normal" style:family="paragraph">
      <style:paragraph-properties fo:text-align="center" fo:margin-bottom="0in" fo:line-height="100%"/>
    </style:style>
    <style:style style:name="TableCell23" style:family="table-cell">
      <style:table-cell-properties fo:border="0.0069in solid #000000" style:writing-mode="lr-tb" style:vertical-align="middle" fo:padding-top="0in" fo:padding-left="0.075in" fo:padding-bottom="0in" fo:padding-right="0.075in"/>
    </style:style>
    <style:style style:name="P24" style:parent-style-name="Normal" style:family="paragraph">
      <style:paragraph-properties fo:text-align="center" fo:margin-bottom="0in" fo:line-height="100%"/>
    </style:style>
    <style:style style:name="TableCell25" style:family="table-cell">
      <style:table-cell-properties fo:border="0.0069in solid #000000" fo:background-color="#C5E0B3" style:writing-mode="lr-tb" style:vertical-align="middle" fo:padding-top="0in" fo:padding-left="0.075in" fo:padding-bottom="0in" fo:padding-right="0.075in"/>
    </style:style>
    <style:style style:name="P26" style:parent-style-name="Normal" style:family="paragraph">
      <style:paragraph-properties fo:text-align="center" fo:margin-bottom="0in" fo:line-height="100%"/>
    </style:style>
    <style:style style:name="P27" style:parent-style-name="Normal" style:family="paragraph">
      <style:paragraph-properties fo:line-height="100%" fo:margin-left="0.5in">
        <style:tab-stops/>
      </style:paragraph-properties>
      <style:text-properties style:font-name="Lucida Console" style:font-name-complex="Consolas" fo:font-size="10pt" style:font-size-asian="10pt"/>
    </style:style>
    <style:style style:name="P28" style:parent-style-name="Normal" style:family="paragraph">
      <style:paragraph-properties fo:line-height="100%" fo:margin-left="0.5in">
        <style:tab-stops/>
      </style:paragraph-properties>
      <style:text-properties style:font-name="Lucida Console" style:font-name-complex="Consolas" fo:font-size="10pt" style:font-size-asian="10pt"/>
    </style:style>
    <style:style style:name="P29" style:parent-style-name="Normal" style:family="paragraph">
      <style:paragraph-properties fo:line-height="100%" fo:margin-left="0.5in">
        <style:tab-stops/>
      </style:paragraph-properties>
      <style:text-properties style:font-name="Lucida Console" style:font-name-complex="Consolas" fo:font-size="10pt" style:font-size-asian="10pt"/>
    </style:style>
    <style:style style:name="P30" style:parent-style-name="Normal" style:family="paragraph">
      <style:paragraph-properties fo:line-height="100%" fo:margin-left="0.5in">
        <style:tab-stops/>
      </style:paragraph-properties>
      <style:text-properties style:font-name="Lucida Console" style:font-name-complex="Consolas" fo:font-size="10pt" style:font-size-asian="10pt"/>
    </style:style>
    <style:style style:name="P31" style:parent-style-name="Normal" style:family="paragraph">
      <style:paragraph-properties fo:line-height="100%" fo:margin-left="0.5in">
        <style:tab-stops/>
      </style:paragraph-properties>
      <style:text-properties style:font-name="Lucida Console" style:font-name-complex="Consolas" fo:font-size="10pt" style:font-size-asian="10pt"/>
    </style:style>
    <style:style style:name="P32" style:parent-style-name="Normal" style:family="paragraph">
      <style:paragraph-properties fo:line-height="100%" fo:margin-left="0.5in">
        <style:tab-stops/>
      </style:paragraph-properties>
      <style:text-properties style:font-name="Lucida Console" style:font-name-complex="Consolas" fo:font-size="10pt" style:font-size-asian="10pt"/>
    </style:style>
    <style:style style:name="P33" style:parent-style-name="Normal" style:family="paragraph">
      <style:paragraph-properties fo:line-height="100%" fo:margin-left="0.5in">
        <style:tab-stops/>
      </style:paragraph-properties>
      <style:text-properties style:font-name="Lucida Console" style:font-name-complex="Consolas" fo:font-size="10pt" style:font-size-asian="10pt"/>
    </style:style>
    <style:style style:name="P34" style:parent-style-name="Normal" style:family="paragraph">
      <style:paragraph-properties fo:line-height="100%" fo:margin-left="0.5in">
        <style:tab-stops/>
      </style:paragraph-properties>
      <style:text-properties style:font-name="Lucida Console" style:font-name-complex="Consolas" fo:font-size="10pt" style:font-size-asian="10pt"/>
    </style:style>
    <style:style style:name="P35" style:parent-style-name="Normal" style:family="paragraph">
      <style:paragraph-properties fo:line-height="100%" fo:margin-left="0.5in">
        <style:tab-stops/>
      </style:paragraph-properties>
      <style:text-properties style:font-name="Lucida Console" style:font-name-complex="Consolas" fo:font-size="10pt" style:font-size-asian="10pt"/>
    </style:style>
    <style:style style:name="P36" style:parent-style-name="Normal" style:family="paragraph">
      <style:paragraph-properties fo:line-height="100%" fo:margin-left="0.5in">
        <style:tab-stops/>
      </style:paragraph-properties>
      <style:text-properties style:font-name="Lucida Console" style:font-name-complex="Consolas" fo:font-size="10pt" style:font-size-asian="10pt"/>
    </style:style>
    <style:style style:name="P37" style:parent-style-name="Normal" style:family="paragraph">
      <style:paragraph-properties fo:line-height="100%" fo:margin-left="0.5in">
        <style:tab-stops/>
      </style:paragraph-properties>
      <style:text-properties style:font-name="Lucida Console" style:font-name-complex="Consolas" fo:font-size="10pt" style:font-size-asian="10pt"/>
    </style:style>
    <style:style style:name="P38" style:parent-style-name="Normal" style:family="paragraph">
      <style:paragraph-properties fo:line-height="100%" fo:margin-left="0.5in">
        <style:tab-stops/>
      </style:paragraph-properties>
      <style:text-properties style:font-name="Lucida Console" style:font-name-complex="Consolas" fo:font-size="10pt" style:font-size-asian="10pt"/>
    </style:style>
    <style:style style:name="P39" style:parent-style-name="Normal" style:family="paragraph">
      <style:paragraph-properties fo:line-height="100%" fo:margin-left="0.5in">
        <style:tab-stops/>
      </style:paragraph-properties>
      <style:text-properties style:font-name="Lucida Console" style:font-name-complex="Consolas" fo:font-size="10pt" style:font-size-asian="10pt"/>
    </style:style>
    <style:style style:name="P40" style:parent-style-name="Normal" style:family="paragraph">
      <style:paragraph-properties fo:line-height="100%" fo:margin-left="0.5in">
        <style:tab-stops/>
      </style:paragraph-properties>
      <style:text-properties style:font-name="Lucida Console" style:font-name-complex="Consolas" fo:font-size="10pt" style:font-size-asian="10pt"/>
    </style:style>
    <style:style style:name="P41" style:parent-style-name="Normal" style:family="paragraph">
      <style:paragraph-properties fo:line-height="100%" fo:margin-left="0.5in">
        <style:tab-stops/>
      </style:paragraph-properties>
      <style:text-properties style:font-name="Lucida Console" style:font-name-complex="Consolas" fo:font-size="10pt" style:font-size-asian="10pt"/>
    </style:style>
    <style:style style:name="P42" style:parent-style-name="Normal" style:family="paragraph">
      <style:paragraph-properties fo:line-height="100%" fo:margin-left="0.5in">
        <style:tab-stops/>
      </style:paragraph-properties>
      <style:text-properties style:font-name="Lucida Console" style:font-name-complex="Consolas" fo:font-size="10pt" style:font-size-asian="10pt"/>
    </style:style>
    <style:style style:name="P43" style:parent-style-name="Normal" style:family="paragraph">
      <style:paragraph-properties fo:line-height="100%" fo:margin-left="0.5in">
        <style:tab-stops/>
      </style:paragraph-properties>
      <style:text-properties style:font-name="Lucida Console" style:font-name-complex="Consolas" fo:font-size="10pt" style:font-size-asian="10pt"/>
    </style:style>
    <style:style style:name="P44" style:parent-style-name="Normal" style:family="paragraph">
      <style:paragraph-properties fo:line-height="100%" fo:margin-left="0.5in">
        <style:tab-stops/>
      </style:paragraph-properties>
      <style:text-properties style:font-name="Lucida Console" style:font-name-complex="Consolas" fo:font-size="10pt" style:font-size-asian="10pt"/>
    </style:style>
    <style:style style:name="P45" style:parent-style-name="Normal" style:family="paragraph">
      <style:paragraph-properties fo:line-height="100%" fo:margin-left="0.5in">
        <style:tab-stops/>
      </style:paragraph-properties>
      <style:text-properties style:font-name="Lucida Console" style:font-name-complex="Consolas" fo:font-size="10pt" style:font-size-asian="10pt"/>
    </style:style>
    <style:style style:name="P46" style:parent-style-name="Normal" style:family="paragraph">
      <style:paragraph-properties fo:line-height="100%" fo:margin-left="0.5in">
        <style:tab-stops/>
      </style:paragraph-properties>
      <style:text-properties style:font-name="Lucida Console" style:font-name-complex="Consolas" fo:font-size="10pt" style:font-size-asian="10pt"/>
    </style:style>
    <style:style style:name="P47" style:parent-style-name="Normal" style:family="paragraph">
      <style:paragraph-properties fo:line-height="100%" fo:margin-left="0.5in">
        <style:tab-stops/>
      </style:paragraph-properties>
      <style:text-properties style:font-name="Lucida Console" style:font-name-complex="Consolas" fo:font-size="10pt" style:font-size-asian="10pt"/>
    </style:style>
    <style:style style:name="P48" style:parent-style-name="Normal" style:family="paragraph">
      <style:paragraph-properties fo:line-height="100%" fo:margin-left="0.5in">
        <style:tab-stops/>
      </style:paragraph-properties>
      <style:text-properties style:font-name="Lucida Console" style:font-name-complex="Consolas" fo:font-size="10pt" style:font-size-asian="10pt"/>
    </style:style>
    <style:style style:name="P49" style:parent-style-name="Normal" style:family="paragraph">
      <style:paragraph-properties fo:line-height="100%" fo:margin-left="0.5in">
        <style:tab-stops/>
      </style:paragraph-properties>
      <style:text-properties style:font-name="Lucida Console" style:font-name-complex="Consolas" fo:font-size="10pt" style:font-size-asian="10pt"/>
    </style:style>
    <style:style style:name="P50" style:parent-style-name="Normal" style:family="paragraph">
      <style:paragraph-properties fo:line-height="100%" fo:margin-left="0.5in">
        <style:tab-stops/>
      </style:paragraph-properties>
      <style:text-properties style:font-name="Lucida Console" style:font-name-complex="Consolas" fo:font-size="10pt" style:font-size-asian="10pt"/>
    </style:style>
    <style:style style:name="P51" style:parent-style-name="Normal" style:family="paragraph">
      <style:paragraph-properties fo:line-height="100%" fo:margin-left="0.5in">
        <style:tab-stops/>
      </style:paragraph-properties>
      <style:text-properties style:font-name="Lucida Console" style:font-name-complex="Consolas" fo:font-size="10pt" style:font-size-asian="10pt"/>
    </style:style>
    <style:style style:name="P52" style:parent-style-name="Normal" style:family="paragraph">
      <style:paragraph-properties fo:line-height="100%" fo:margin-left="0.5in">
        <style:tab-stops/>
      </style:paragraph-properties>
      <style:text-properties style:font-name="Lucida Console" style:font-name-complex="Consolas" fo:font-size="10pt" style:font-size-asian="10pt"/>
    </style:style>
    <style:style style:name="P53" style:parent-style-name="Normal" style:family="paragraph">
      <style:paragraph-properties fo:line-height="100%" fo:margin-left="0.5in">
        <style:tab-stops/>
      </style:paragraph-properties>
      <style:text-properties style:font-name="Lucida Console" style:font-name-complex="Consolas" fo:font-size="10pt" style:font-size-asian="10pt"/>
    </style:style>
    <style:style style:name="P54" style:parent-style-name="Normal" style:family="paragraph">
      <style:paragraph-properties fo:line-height="100%" fo:margin-left="0.5in">
        <style:tab-stops/>
      </style:paragraph-properties>
      <style:text-properties style:font-name="Lucida Console" style:font-name-complex="Consolas" fo:font-size="10pt" style:font-size-asian="10pt"/>
    </style:style>
    <style:style style:name="P55" style:parent-style-name="Normal" style:family="paragraph">
      <style:paragraph-properties fo:line-height="100%" fo:margin-left="0.5in">
        <style:tab-stops/>
      </style:paragraph-properties>
      <style:text-properties style:font-name="Lucida Console" style:font-name-complex="Consolas" fo:font-size="10pt" style:font-size-asian="10pt"/>
    </style:style>
    <style:style style:name="P56" style:parent-style-name="Normal" style:family="paragraph">
      <style:paragraph-properties fo:line-height="100%" fo:margin-left="0.5in">
        <style:tab-stops/>
      </style:paragraph-properties>
      <style:text-properties style:font-name="Lucida Console" style:font-name-complex="Consolas" fo:font-size="10pt" style:font-size-asian="10pt"/>
    </style:style>
    <style:style style:name="P57" style:parent-style-name="Normal" style:family="paragraph">
      <style:paragraph-properties fo:line-height="100%" fo:margin-left="0.5in">
        <style:tab-stops/>
      </style:paragraph-properties>
      <style:text-properties style:font-name="Lucida Console" style:font-name-complex="Consolas" fo:font-size="10pt" style:font-size-asian="10pt"/>
    </style:style>
    <style:style style:name="P58" style:parent-style-name="Normal" style:family="paragraph">
      <style:paragraph-properties fo:line-height="100%" fo:margin-left="0.5in">
        <style:tab-stops/>
      </style:paragraph-properties>
      <style:text-properties style:font-name="Lucida Console" style:font-name-complex="Consolas" fo:font-size="10pt" style:font-size-asian="10pt"/>
    </style:style>
    <style:style style:name="P59" style:parent-style-name="Normal" style:family="paragraph">
      <style:paragraph-properties fo:line-height="100%" fo:margin-left="0.5in">
        <style:tab-stops/>
      </style:paragraph-properties>
      <style:text-properties style:font-name="Lucida Console" style:font-name-complex="Consolas" fo:font-size="10pt" style:font-size-asian="10pt"/>
    </style:style>
    <style:style style:name="P60" style:parent-style-name="Normal" style:family="paragraph">
      <style:paragraph-properties fo:line-height="100%" fo:margin-left="0.5in">
        <style:tab-stops/>
      </style:paragraph-properties>
      <style:text-properties style:font-name="Lucida Console" style:font-name-complex="Consolas" fo:font-size="10pt" style:font-size-asian="10pt"/>
    </style:style>
    <style:style style:name="P61" style:parent-style-name="Normal" style:family="paragraph">
      <style:paragraph-properties fo:line-height="100%" fo:margin-left="0.5in">
        <style:tab-stops/>
      </style:paragraph-properties>
      <style:text-properties style:font-name="Lucida Console" style:font-name-complex="Consolas" fo:font-size="10pt" style:font-size-asian="10pt"/>
    </style:style>
    <style:style style:name="P62" style:parent-style-name="Normal" style:family="paragraph">
      <style:paragraph-properties fo:line-height="100%" fo:margin-left="0.5in">
        <style:tab-stops/>
      </style:paragraph-properties>
      <style:text-properties style:font-name="Lucida Console" style:font-name-complex="Consolas" fo:font-size="10pt" style:font-size-asian="10pt"/>
    </style:style>
    <style:style style:name="P63" style:parent-style-name="Normal" style:family="paragraph">
      <style:paragraph-properties fo:line-height="100%" fo:margin-left="0.5in">
        <style:tab-stops/>
      </style:paragraph-properties>
      <style:text-properties style:font-name="Lucida Console" style:font-name-complex="Consolas" fo:font-size="10pt" style:font-size-asian="10pt"/>
    </style:style>
    <style:style style:name="P64" style:parent-style-name="Normal" style:family="paragraph">
      <style:paragraph-properties fo:line-height="100%" fo:margin-left="0.5in">
        <style:tab-stops/>
      </style:paragraph-properties>
      <style:text-properties style:font-name="Lucida Console" style:font-name-complex="Consolas" fo:font-size="10pt" style:font-size-asian="10pt"/>
    </style:style>
    <style:style style:name="P65" style:parent-style-name="Normal" style:family="paragraph">
      <style:paragraph-properties fo:line-height="100%" fo:margin-left="0.5in">
        <style:tab-stops/>
      </style:paragraph-properties>
      <style:text-properties style:font-name="Lucida Console" style:font-name-complex="Consolas" fo:font-size="10pt" style:font-size-asian="10pt"/>
    </style:style>
    <style:style style:name="P66" style:parent-style-name="Normal" style:family="paragraph">
      <style:paragraph-properties fo:line-height="100%" fo:margin-left="0.5in">
        <style:tab-stops/>
      </style:paragraph-properties>
      <style:text-properties style:font-name="Lucida Console" style:font-name-complex="Consolas" fo:font-size="10pt" style:font-size-asian="10pt"/>
    </style:style>
    <style:style style:name="P67" style:parent-style-name="Normal" style:family="paragraph">
      <style:paragraph-properties fo:line-height="100%" fo:margin-left="0.5in">
        <style:tab-stops/>
      </style:paragraph-properties>
      <style:text-properties style:font-name="Lucida Console" style:font-name-complex="Consolas" fo:font-size="10pt" style:font-size-asian="10pt"/>
    </style:style>
    <style:style style:name="P68" style:parent-style-name="Normal" style:family="paragraph">
      <style:paragraph-properties fo:line-height="100%" fo:margin-left="0.5in">
        <style:tab-stops/>
      </style:paragraph-properties>
      <style:text-properties style:font-name="Lucida Console" style:font-name-complex="Consolas" fo:font-size="10pt" style:font-size-asian="10pt"/>
    </style:style>
    <style:style style:name="P69" style:parent-style-name="Normal" style:family="paragraph">
      <style:paragraph-properties fo:line-height="100%" fo:margin-left="0.5in">
        <style:tab-stops/>
      </style:paragraph-properties>
    </style:style>
  </office:automatic-styles>
  <office:body>
    <office:text text:use-soft-page-breaks="true">
      <text:h text:style-name="P1" text:outline-level="1">Downhill Skiing</text:h>
      <text:h text:style-name="Heading2" text:outline-level="2">Question 1<text:s/>– Greedy Algorithm</text:h>
      <text:p text:style-name="Normal">Greedy algorithm fails on:</text:p>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1 (Start)</text:p>
          </table:table-cell>
          <table:table-cell table:style-name="TableCell9">
            <text:p text:style-name="P10">9</text:p>
          </table:table-cell>
          <table:table-cell table:style-name="TableCell11">
            <text:p text:style-name="P12">9</text:p>
          </table:table-cell>
        </table:table-row>
        <table:table-row table:style-name="TableRow13">
          <table:table-cell table:style-name="TableCell14">
            <text:p text:style-name="P15">1</text:p>
          </table:table-cell>
          <table:table-cell table:style-name="TableCell16">
            <text:p text:style-name="P17">2</text:p>
          </table:table-cell>
          <table:table-cell table:style-name="TableCell18">
            <text:p text:style-name="P19">9</text:p>
          </table:table-cell>
        </table:table-row>
        <table:table-row table:style-name="TableRow20">
          <table:table-cell table:style-name="TableCell21">
            <text:p text:style-name="P22">8</text:p>
          </table:table-cell>
          <table:table-cell table:style-name="TableCell23">
            <text:p text:style-name="P24">9</text:p>
          </table:table-cell>
          <table:table-cell table:style-name="TableCell25">
            <text:p text:style-name="P26">1</text:p>
          </table:table-cell>
        </table:table-row>
      </table:table>
      <text:p text:style-name="Normal"/>
      <text:p text:style-name="Normal">The algorithm will pick (1,2) first, as 1 &lt; 2. It will then have the choice of either 8 (1,3) or 9 (2,3). 8 is the smallest, so the algorithm will complete with {(1,1), (1,2), (1,3)}, a total danger of 1 + 1 + 8 = 10. This is highlighted with a red background. The optimal path (green) is {(1,1), (2,2), (3,3)}, giving a danger of only 1 + 2 + 1 = 4.<text:s/></text:p>
      <text:h text:style-name="Heading2" text:outline-level="2">Question 2<text:s/>- Recurrence</text:h>
      <text:p text:style-name="Normal">Recurrence for D(x,y) =</text:p>
      <text:p text:style-name="Normal">{<text:tab/>∞<text:tab/><text:tab/><text:tab/>if <text:s text:c="2"/>x &lt; 1 or x &gt; n or y &lt; 1 or<text:s/>y &gt; n</text:p>
      <text:p text:style-name="Normal"><text:tab/>d(x,y)<text:tab/><text:tab/><text:tab/>if<text:s/><text:s text:c="2"/>y = n</text:p>
      <text:p text:style-name="Normal"><text:tab/>D(x-1,y+1)<text:s/>+ d(x,y)*<text:tab/>if <text:s text:c="2"/>D(x-1,y+1) &lt;<text:s/>D(x,y+1) and D(x-1,y+1) &lt;<text:s/>D(x+1,y+1)</text:p>
      <text:p text:style-name="Normal"><text:tab/>D(x+1,y+1)<text:s/>+ d(x,y)*<text:tab/>if <text:s text:c="2"/>D(x+1,y+1) &lt; D(x,y+1) and D(x+1,y+1) &lt; D(x-1,y+1)</text:p>
      <text:p text:style-name="Normal"><text:tab/>D(x,y+1) + d(x,y)*<text:tab/>otherwise</text:p>
      <text:p text:style-name="Normal">}</text:p>
      <text:p text:style-name="Normal">(Where d(x,y) denotes the danger of position (x,y))</text:p>
      <text:p text:style-name="Normal">(*Alternatively: D(x,y) = d(x,y) + min[D(x-1,y+1), D(x+1,y+1), D(x,y+1)] otherwise)</text:p>
      <text:p text:style-name="Normal">My recurrence is correct as from the start vertex it compares which of the accessible moves are the lowest danger. If one of these vertices is outside of the bounds of the map, their value is infinity, and thus that vertex will never be chosen by the recurrence. Therefore, the recurrence will be called recursively on the accessible vertices, until reaching the base case where y = n. This base case gives its own value, without any further calculations needed. The least dangerous path will then be built as the values return upwards.</text:p>
      <text:h text:style-name="Heading2" text:outline-level="2">Question 3<text:s/>–<text:s/>Memoized Recursive Algorithm</text:h>
      <text:p text:style-name="P27">D(M,x,y) {</text:p>
      <text:p text:style-name="P28"><text:tab/>if x &lt; 1 || x &gt; M.n || y &lt; 1 || y &gt; M.n</text:p>
      <text:p text:style-name="P29"><text:tab/><text:tab/>return ∞</text:p>
      <text:p text:style-name="P30"><text:tab/>if y = M.n</text:p>
      <text:p text:style-name="P31"><text:tab/><text:tab/>return M.d(x,y)</text:p>
      <text:p text:style-name="P32"><text:tab/>if M.D(x,y) undefined</text:p>
      <text:p text:style-name="P33"><text:tab/><text:tab/>M.D(x,y) &lt;- Min(D(M,x-1,y+1), D(M,x+1,y+1), D(M,x,y+1))<text:s/>+ M.d(x,y)</text:p>
      <text:p text:style-name="P34"><text:tab/>return M.D(x,y)</text:p>
      <text:p text:style-name="P35">}</text:p>
      <text:p text:style-name="Normal">(M.d(x,y) = danger of position (x,y);<text:s/>M.n = size of M;<text:s/>M.D(x,y)<text:s/>=<text:s/>stored result of<text:s/>D(M, x, y))</text:p>
      <text:p text:style-name="Normal">My memoized algorithm runs in O(n²) because it only ever calculates D(M, x, y) once during the operation of the algorithm. The first time D is called on a given vertex, the returned value is stored in the matrix M.D. The algorithm runs as per the recurrence specified previously, but now performs far less calculations of D (without memoization, the algorithm would have an exponential running time).</text:p>
      <text:h text:style-name="Heading2" text:outline-level="2">Question 4<text:s/>–<text:s/>Bottom-Up Algorithm</text:h>
      <text:p text:style-name="Normal">The memoized algorithm will end up calculating D for the vertices starting at y = n, ending with y = 0. This is by virtue of the fact that the only vertices that can be calculated are those where the 3 vertices directly below have already got values of D. Initially, the only vertices with known values are those out of bounds, and those at the very bottom, where y = n. Thus, the following bottom-up algorithm arises:</text:p>
      <text:p text:style-name="P36">D(M,x,y) {</text:p>
      <text:p text:style-name="P37"><text:tab/>if x &lt; 1 || x &gt; M.n || y &lt; 1 || y &gt; M.n</text:p>
      <text:p text:style-name="P38"><text:tab/><text:tab/>return ∞</text:p>
      <text:p text:style-name="P39"><text:tab/>for c &lt;- 1 to M.n</text:p>
      <text:p text:style-name="P40"><text:tab/><text:tab/>M.D(c,M.n) &lt;- M.d(c,M.n)</text:p>
      <text:p text:style-name="P41"><text:tab/>for r &lt;- 1 to M.n</text:p>
      <text:p text:style-name="P42"><text:tab/><text:tab/>for c &lt;- 1 to M.n</text:p>
      <text:p text:style-name="P43"><text:tab/><text:tab/><text:tab/>M.D(c,r) &lt;-<text:s/>Min(M.D(c-1,r+1),<text:s/>M.D(c+1,r+1), M.D(c,r+1)) + M.d(c,r)</text:p>
      <text:p text:style-name="P44"><text:tab/>return M.D(x,y)</text:p>
      <text:p text:style-name="P45">}</text:p>
      <text:h text:style-name="Heading2" text:outline-level="2">Question 5 – Output Algorithm</text:h>
      <text:p text:style-name="P46">D(M,x,y) {</text:p>
      <text:p text:style-name="P47"><text:tab/>if x &lt; 1 || x &gt; M.n || y &lt; 1 || y &gt; M.n</text:p>
      <text:p text:style-name="P48"><text:tab/><text:tab/>return ∞</text:p>
      <text:p text:style-name="P49"><text:tab/>for c &lt;- 1 to M.n</text:p>
      <text:p text:style-name="P50"><text:tab/><text:tab/>M.D(c,M.n) &lt;- M.d(c,M.n)</text:p>
      <text:p text:style-name="P51"><text:tab/>for r &lt;- 1 to M.n</text:p>
      <text:p text:style-name="P52"><text:tab/><text:tab/>for c &lt;- 1 to M.n</text:p>
      <text:p text:style-name="P53"><text:tab/><text:tab/><text:tab/>((pX,pY), pD) &lt;-<text:s/>Min(M.D(c-1,r+1),<text:s/>M.D(c+1,r+1), M.D(c,r+1))</text:p>
      <text:p text:style-name="P54"><text:tab/><text:tab/><text:tab/>M.D(c,r) &lt;- pD<text:s/>+ M.d(c,r)</text:p>
      <text:p text:style-name="P55"><text:tab/><text:tab/><text:tab/>M.P(c,r) &lt;- (pX,pY)</text:p>
      <text:p text:style-name="P56"><text:tab/>While y &lt;= M.n</text:p>
      <text:p text:style-name="P57"><text:tab/><text:tab/>Output(M.P(x,y))</text:p>
      <text:p text:style-name="P58"><text:tab/><text:tab/>x,y &lt;- M.P(x,y)</text:p>
      <text:p text:style-name="P59">}</text:p>
      <text:p text:style-name="Normal">I have modified the algorithm to output the path taken by modifying the supporting functions. Min() now returns a tuple containing both the minimum distance from the supplied arguments, as before, along with the x and y coordinates of the ‘predecessor’. <text:s/>M.D is updated with the distance as usual, while the predecessor position is stored in M.P(x,y). The Output function prints the supplied coordinates. It is used in a loop at the end that traces the recorded predecessors to the bottom of the world. This print loop will run n<text:s/>times, so the algorithmic time complexity remains<text:s/>O(n²).</text:p>
      <text:h text:style-name="Heading2" text:outline-level="2">Question 6<text:s/>–<text:s/>Partner Skiing</text:h>
      <text:p text:style-name="Normal">To tackle the two skier problem,<text:s/>we need to consider the best choice for skier A, for each possible choice of skier B. For ease of design, this algorithm is written as a memoized recursive implementation.<text:s/>It could be used to produce a more efficient bottom-up algorithm.</text:p>
      <text:p text:style-name="P60">DD(M,ax,ay,bx,by) {</text:p>
      <text:p text:style-name="P61"><text:tab/>if<text:s/>ax &lt; 1 ||<text:s/>ax &gt; M.n ||<text:s/>ay &lt; 1 ||<text:s/>ay &gt; M.n</text:p>
      <text:p text:style-name="P62"><text:tab/><text:tab/>return ∞</text:p>
      <text:p text:style-name="P63"><text:tab/>if y = M.n</text:p>
      <text:p text:style-name="P64"><text:tab/><text:tab/>return M.d(x,y)</text:p>
      <text:p text:style-name="P65"><text:tab/>if M.D(x,y) undefined</text:p>
      <text:p text:style-name="P66"><text:tab/><text:tab/>M.D(x,y) &lt;- Min(D(M,x-1,y+1), D(M,x+1,y+1), D(M,x,y+1)) + M.d(x,y)</text:p>
      <text:p text:style-name="P67"><text:tab/>return M.D(x,y)</text:p>
      <text:p text:style-name="P68">}</text:p>
      <text:p text:style-name="P6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ucida Console" svg:font-family="Lucida Console" style:font-family-generic="modern" style:font-pitch="fixed" svg:panose-1="2 11 6 9 4 5 4 2 2 4"/>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text-align="center" fo:margin-top="0.1666in" fo:margin-bottom="0in"/>
      <style:text-properties style:font-name="Calibri Light" style:font-name-asian="Times New Roman" style:font-name-complex="Times New Roman" fo:color="#2E74B5" fo:font-size="20pt" style:font-size-asian="20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E74B5"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E74B5" fo:font-size="20pt" style:font-size-asian="20pt" style:font-size-complex="16pt"/>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Heading2Char" style:display-name="Heading 2 Char" style:family="text" style:parent-style-name="DefaultParagraphFont">
      <style:text-properties style:font-name="Calibri Light" style:font-name-asian="Times New Roman" style:font-name-complex="Times New Roman" fo:color="#2E74B5" fo:font-size="13pt" style:font-size-asian="13pt" style:font-size-complex="13pt"/>
    </style:style>
    <style:style style:name="PlaceholderText" style:display-name="Placeholder Text" style:family="text" style:parent-style-name="DefaultParagraphFon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office:automatic-styles>
  <office:master-styles>
    <style:master-page style:name="MP0" style:page-layout-name="PL0">
      <style:header>
        <text:p text:style-name="Header">COMS21103 CWK1<text:tab/>Downhill Skiing</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eorge</meta:initial-creator>
    <dc:creator>george</dc:creator>
    <meta:creation-date>2013-12-05T13:32:00Z</meta:creation-date>
    <dc:date>2013-12-05T19:58:00Z</dc:date>
    <meta:print-date>2013-12-05T19:44:00Z</meta:print-date>
    <meta:template xlink:href="Normal.dotm" xlink:type="simple"/>
    <meta:editing-cycles>15</meta:editing-cycles>
    <meta:editing-duration>PT23160S</meta:editing-duration>
    <meta:document-statistic meta:page-count="1" meta:paragraph-count="8" meta:word-count="643" meta:character-count="4303" meta:row-count="30" meta:non-whitespace-character-count="3668"/>
  </office:meta>
</office:document-meta>
</file>